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ndale Sans UI1" svg:font-family="'Andale Sans UI'"/>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Vex Programming Exercises</text:h>
      <text:p text:style-name="Standard"/>
      <text:p text:style-name="Standard">Humans are better at some tasks, and machines are better at others. <text:s/>For example, the human brain (and the cockroach brain, for that matter) is a much <text:s/>better image processor than any machine available today. <text:s/>Hence, for tasks involving complex visual input, a human driver can generally do much better than a fully autonomous robot. <text:s/>For more mundane tasks, the speed and precision of the computer will usually win out, so these should generally be automated.</text:p>
      <text:p text:style-name="Standard"/>
      <text:p text:style-name="Standard">The real power of a robot can be realized by utilizing both the human brain and senses, together with the speed and precision of the computer. <text:s/>For example, a human operator might point a robot at a desired target and bring it into the vicinity. <text:s/>At this point, the robot could be given control, and begin an automated sequence utilizing a sonar sensor to position itself a precise distance from the object in order to pick it up. <text:s/>A semi-autonomous robot that has a human operator, but performs simple subtasks autonomously can maximize the throughput (work accomplished per unit time). <text:s/>Vex competitions are generally well suited to semi-autonomous robots.</text:p>
      <text:p text:style-name="Standard"/>
      <text:p text:style-name="Standard">In addition, writing short automation sequences is relatively easy, while fully automating a robot for a complex task can be extremely difficult. <text:s/>Not only are certain human senses superior to the machine's, but it is also difficult for the programmer to anticipate every scenario, so having a brain in the equation that can cope with new and unexpected situations makes the engineering task much more tractable. <text:s/>As you increase the sophistication of your automation, you will encounter a point of diminishing returns.</text:p>
      <text:p text:style-name="Standard"/>
      <text:p text:style-name="Standard">These exercises are designed to help you gradually learn how to deal with the challenges of automation. <text:s/>DO NOT SKIP THE EARLY EXERCISES on the assumption that they're too simple. <text:s/>Unless you've been programming robots for a while, you're probably unaware of the challenges presented by even the simplest tasks. <text:s/>What you learn from the simple exercises will make it possible for you to develop more complex automations.</text:p>
      <text:p text:style-name="Standard"/>
      <text:p text:style-name="Standard">For the first few exercises, you will need a basic robot such as the squarebot described in the Vex Inventor's Guide. <text:s/>The exact design of the robot is not important, as long as it has the ability to drive forward, backward, and make relatively sharp turns. <text:s/>Differential steering is generally the most versatile. <text:s/>In this type of steering, a separate motor drives each side of the robot, and each motor can be individually controlled. Sensors will need to be added for later exercises, so leave room for them in the design.</text:p>
      <text:p text:style-name="P1"/>
      <text:p text:style-name="Standard">All of the programs should wait for a specific button on the remote control unit to be pressed before beginning the autonomous routine.</text:p>
      <text:p text:style-name="Standard"/>
      <text:p text:style-name="Standard">Many exercises are based on previous exercises, so that they will require only minor modifications to previous programs.</text:p>
      <text:p text:style-name="Standard"/>
      <text:h text:style-name="Heading_20_2" text:outline-level="2">Basic Motor Control</text:h>
      <text:p text:style-name="Standard"/>
      <text:list xml:id="list730633858" text:style-name="L1">
        <text:list-item>
          <text:p text:style-name="P2">Write a program that drives the robot forward exactly 1 foot, and then backs it up to the exact position where it started. <text:s/>Try this first using a timer, and note the challenges with this approach. <text:s/>Later, you can try it again using <text:s/>shaft encoders.</text:p>
        </text:list-item>
        <text:list-item>
          <text:p text:style-name="P2">Write a program that drives the robot in a circle with a radius of exactly 1 foot. <text:s/>The robot should stop in the exact position that it started. <text:s/></text:p>
        </text:list-item>
        <text:list-item>
          <text:p text:style-name="P2">Make a copy of the program from the previous exercise, and alter it to drive a 1.5 foot radius circle.</text:p>
        </text:list-item>
        <text:list-item>
          <text:p text:style-name="P2">Using data collected from exercises 1 and 2, try to calculate the parameters necessary to drive a 2 foot diameter circle. <text:s/>Alter the program again to test your calculations. <text:s/>How close did you get? <text:s/>How could you have gotten closer?</text:p>
        </text:list-item>
        <text:list-item>
          <text:p text:style-name="P2">Write a program that drives the robot in a square pattern with sides of 1 foot. <text:s/>The robot should stop in the exact same position where it started.</text:p>
        </text:list-item>
      </text:list>
      <text:p text:style-name="Standard"/>
      <text:h text:style-name="Heading_20_2" text:outline-level="2">Basic Sensor Input</text:h>
      <text:p text:style-name="Standard"/>
      <text:list xml:id="list1460762096" text:style-name="L2">
        <text:list-item>
          <text:p text:style-name="P3">Add two bumper switches to the front of your robot. <text:s/>Drive the robot forward until it bumps into an object. <text:s/>Then back it up 6 inches, turn it around, and drive it back to the exact spot where it started. <text:s/>Turn it around again, so it is in the exact position and orientation that it started from.</text:p>
        </text:list-item>
        <text:list-item>
          <text:p text:style-name="P3">Mount a sonar sensor on top of your robot. <text:s/>Note that sonar sensors are fragile, so be sure to mount it in a safe place so it doesn't hit any objects in the area while your robot is moving. <text:s/>Program the robot to drive until it comes to within 20cm of a wall or other object. <text:s/>It should then turn around, and return to its starting position.</text:p>
        </text:list-item>
        <text:list-item>
          <text:p text:style-name="P3">Classic line follower: Mount two line following sensors on opposite sides of the robot, facing down, and fairly close to the ground. <text:s/>( see the line following sensor documentation in the Inventor's Guide for details. ) <text:s/>Write a program that follows the dark line on the Vex mat, keeping the line between the two sensors.</text:p>
        </text:list-item>
        <text:list-item>
          <text:p text:style-name="P3">Repeat the first few exercises utilizing shafts encoders to count rotations on each drive whe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Sans UI1" svg:font-family="'Andale Sans UI'"/>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letter-kerning="true" style:font-name-asian="Bitstream Vera Sans1"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Jason Bacon</meta:initial-creator>
    <meta:creation-date>2009-01-02T08:32:49</meta:creation-date>
    <dc:date>2009-10-24T23:35:18</dc:date>
    <meta:editing-cycles>9</meta:editing-cycles>
    <meta:editing-duration>PT01H18M27S</meta:editing-duration>
    <meta:document-statistic meta:table-count="0" meta:image-count="0" meta:object-count="0" meta:page-count="2" meta:paragraph-count="19" meta:word-count="840" meta:character-count="4844"/>
    <meta:user-defined meta:name="Info 1"/>
    <meta:user-defined meta:name="Info 2"/>
    <meta:user-defined meta:name="Info 3"/>
    <meta:user-defined meta:name="Info 4"/>
  </office:meta>
</office:document-meta>
</file>